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3" style:family="graphic" style:parent-style-name="standard">
      <style:graphic-properties draw:fill="solid" draw:opacity="50%" draw:textarea-horizontal-align="justify" draw:textarea-vertical-align="middle" draw:auto-grow-height="false" fo:min-height="1.872cm" fo:min-width="6.157cm" draw:shadow-opacity="50%"/>
    </style:style>
    <style:style style:name="gr4" style:family="graphic" style:parent-style-name="objectwithoutfill">
      <style:graphic-properties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="Arrow" draw:marker-start-width="0.2cm" draw:marker-end="" draw:marker-end-width="0.27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="Arrow" draw:marker-start-width="0.275cm" draw:marker-end-width="0.35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="Arrow" draw:marker-start-width="0.2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opacity="50%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xyz-basis" svg:x1="1.488cm" svg:y1="6.413cm" svg:x2="13.5cm" svg:y2="6.4cm">
          <text:p/>
        </draw:line>
        <draw:line draw:style-name="gr1" draw:text-style-name="P1" draw:layer="xyz-basis" svg:x1="1.488cm" svg:y1="9.413cm" svg:x2="9.488cm" svg:y2="1.413cm">
          <text:p/>
        </draw:line>
        <draw:frame draw:style-name="gr2" draw:text-style-name="P2" draw:layer="xyz-basis" svg:width="0.82cm" svg:height="0.962cm" svg:x="8.788cm" svg:y="0.513cm">
          <draw:text-box>
            <text:p>y</text:p>
          </draw:text-box>
        </draw:frame>
        <draw:frame draw:style-name="gr2" draw:text-style-name="P2" draw:layer="xyz-basis" svg:width="0.82cm" svg:height="0.962cm" svg:x="12.58cm" svg:y="5.438cm">
          <draw:text-box>
            <text:p>x</text:p>
          </draw:text-box>
        </draw:frame>
        <draw:frame draw:style-name="gr2" draw:text-style-name="P2" draw:layer="xyz-basis" svg:width="0.82cm" svg:height="0.962cm" svg:x="3.68cm" svg:y="0.338cm">
          <draw:text-box>
            <text:p>z</text:p>
          </draw:text-box>
        </draw:frame>
        <draw:line draw:style-name="gr1" draw:text-style-name="P1" draw:layer="xyz-basis" svg:x1="4.5cm" svg:y1="9.513cm" svg:x2="4.5cm" svg:y2="0.4cm">
          <text:p/>
        </draw:line>
        <draw:custom-shape draw:style-name="gr3" draw:text-style-name="P3" draw:layer="layout" svg:width="9.413cm" svg:height="3cm" draw:transform="rotate (0.556585498460992) translate (-0.132cm 7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ellipsoid-axes" svg:x1="4.5cm" svg:y1="6.4cm" svg:x2="12.5cm" svg:y2="4.4cm">
          <text:p/>
        </draw:line>
        <draw:line draw:style-name="gr4" draw:text-style-name="P1" draw:layer="ellipsoid-axes" svg:x1="4.5cm" svg:y1="6.4cm" svg:x2="13.1cm" svg:y2="1.025cm">
          <text:p/>
        </draw:line>
        <draw:line draw:style-name="gr5" draw:text-style-name="P1" draw:layer="ellipsoid-axes" svg:x1="12.5cm" svg:y1="4.4cm" svg:x2="12.5cm" svg:y2="1.4cm">
          <text:p/>
        </draw:line>
        <draw:line draw:style-name="gr5" draw:text-style-name="P1" draw:layer="ellipsoid-axes" svg:x1="6.5cm" svg:y1="4.4cm" svg:x2="12.5cm" svg:y2="4.4cm">
          <text:p/>
        </draw:line>
        <draw:line draw:style-name="gr5" draw:text-style-name="P1" draw:layer="ellipsoid-axes" svg:x1="12.5cm" svg:y1="4.4cm" svg:x2="10.7cm" svg:y2="6.4cm">
          <text:p/>
        </draw:line>
        <draw:ellipse draw:style-name="gr6" draw:text-style-name="P4" draw:layer="ellipsoid-axes" svg:width="1.286cm" svg:height="0.491cm" draw:transform="skewX (0.0305432619099008) rotate (1.71129533158044) translate (8.686cm 6.498cm)" draw:kind="arc" draw:start-angle="204.99" draw:end-angle="324.57">
          <text:p/>
        </draw:ellipse>
        <draw:ellipse draw:style-name="gr7" draw:text-style-name="P4" draw:layer="ellipsoid-axes" svg:width="4.268cm" svg:height="6.529cm" svg:x="5.732cm" svg:y="1.66cm" draw:kind="arc" draw:start-angle="358.68" draw:end-angle="32.52">
          <text:p/>
        </draw:ellipse>
        <draw:ellipse draw:style-name="gr8" draw:text-style-name="P4" draw:layer="ellipsoid-axes" svg:width="0.9cm" svg:height="0.8cm" svg:x="11.1cm" svg:y="1.597cm" draw:kind="arc" draw:start-angle="96.58" draw:end-angle="339.14">
          <text:p/>
        </draw:ellipse>
        <draw:frame draw:style-name="gr9" draw:text-style-name="P2" draw:layer="ellipsoid-axes" svg:width="0.955cm" svg:height="0.962cm" svg:x="10.4cm" svg:y="1.1cm">
          <draw:text-box>
            <text:p><text:span text:style-name="T1">ψ</text:span></text:p>
          </draw:text-box>
        </draw:frame>
        <draw:frame draw:style-name="gr10" draw:text-style-name="P2" draw:layer="ellipsoid-axes" svg:width="1.065cm" svg:height="0.962cm" svg:x="9.747cm" svg:y="3.4cm">
          <draw:text-box>
            <text:p><text:span text:style-name="T1">-θ</text:span></text:p>
          </draw:text-box>
        </draw:frame>
        <draw:frame draw:style-name="gr11" draw:text-style-name="P2" draw:layer="ellipsoid-axes" svg:width="0.913cm" svg:height="0.962cm" svg:x="8.9cm" svg:y="5.1cm">
          <draw:text-box>
            <text:p><text:span text:style-name="T1">φ</text:span></text:p>
          </draw:text-box>
        </draw:frame>
        <draw:frame draw:style-name="gr2" draw:text-style-name="P2" draw:layer="ellipsoid-axes" svg:width="0.82cm" svg:height="0.962cm" svg:x="12.48cm" svg:y="0.2cm">
          <draw:text-box>
            <text:p>v</text:p>
          </draw:text-box>
        </draw:frame>
        <draw:frame draw:style-name="gr2" draw:text-style-name="P2" draw:layer="ellipsoid-axes" svg:width="1.023cm" svg:height="1.171cm" svg:x="12.477cm" svg:y="3.8cm">
          <draw:text-box>
            <text:p>v<text:span text:style-name="T2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llipsoid-axes"/>
      <draw:layer draw:name="arrows"/>
      <draw:layer draw:name="xyz-basi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19-07-17T14:06:28.046000000</dc:date>
    <meta:editing-duration>PT1H2M41S</meta:editing-duration>
    <meta:editing-cycles>6</meta:editing-cycles>
    <meta:document-statistic meta:object-count="20"/>
  </office:meta>
</office:document-meta>
</file>